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Time restrioction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>
            <text:p>D2J2140\_0</text:p>
          </table:table-cell>
          <table:table-cell office:value-type="float" office:value="84.6">
            <text:p>84,6</text:p>
          </table:table-cell>
          <table:table-cell office:value-type="float" office:value="35.8">
            <text:p>35,8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>
            <text:p>I2J8546\_0</text:p>
          </table:table-cell>
          <table:table-cell office:value-type="float" office:value="163.7">
            <text:p>163,7</text:p>
          </table:table-cell>
          <table:table-cell office:value-type="float" office:value="29.9">
            <text:p>29,9</text:p>
          </table:table-cell>
          <table:table-cell office:value-type="float" office:value="113">
            <text:p>113</text:p>
          </table:table-cell>
          <table:table-cell office:value-type="float" office:value="214">
            <text:p>214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>
            <text:p><text:s/>I2J8548\_0</text:p>
          </table:table-cell>
          <table:table-cell office:value-type="float" office:value="217.1">
            <text:p>217,1</text:p>
          </table:table-cell>
          <table:table-cell office:value-type="float" office:value="64.8">
            <text:p>64,8</text:p>
          </table:table-cell>
          <table:table-cell office:value-type="float" office:value="97">
            <text:p>97</text:p>
          </table:table-cell>
          <table:table-cell office:value-type="float" office:value="399">
            <text:p>399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>
            <text:p>D2J2200\_0</text:p>
          </table:table-cell>
          <table:table-cell office:value-type="float" office:value="284">
            <text:p>284</text:p>
          </table:table-cell>
          <table:table-cell office:value-type="float" office:value="69.5">
            <text:p>69,5</text:p>
          </table:table-cell>
          <table:table-cell office:value-type="float" office:value="64">
            <text:p>64</text:p>
          </table:table-cell>
          <table:table-cell office:value-type="float" office:value="433">
            <text:p>433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>
            <text:p>D2J2201\_0</text:p>
          </table:table-cell>
          <table:table-cell office:value-type="float" office:value="225.6">
            <text:p>225,6</text:p>
          </table:table-cell>
          <table:table-cell office:value-type="float" office:value="41.2">
            <text:p>41,2</text:p>
          </table:table-cell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rest time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table:style-name="Default" office:value-type="string">
            <text:p>Mean</text:p>
          </table:table-cell>
          <table:table-cell table:style-name="Default" office:value-type="string">
            <text:p>Std</text:p>
          </table:table-cell>
          <table:table-cell table:style-name="Default" office:value-type="string">
            <text:p>Min</text:p>
          </table:table-cell>
          <table:table-cell table:style-name="Default" office:value-type="string">
            <text:p>Max</text:p>
          </table:table-cell>
        </table:table-row>
        <table:table-row table:style-name="ro2">
          <table:table-cell/>
          <table:table-cell office:value-type="float" office:value="39.6">
            <text:p>39,6</text:p>
          </table:table-cell>
          <table:table-cell office:value-type="float" office:value="24.66">
            <text:p>24,66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/>
          <table:table-cell table:formula="of:=[.B10]/[.B3]" office:value-type="percentage" office:value="0.468085106382979">
            <text:p>46,81%</text:p>
          </table:table-cell>
          <table:table-cell table:formula="of:=[.C10]/[.C3]" office:value-type="percentage" office:value="0.688826815642458">
            <text:p>68,88%</text:p>
          </table:table-cell>
          <table:table-cell table:formula="of:=[.D10]/[.D3]" office:value-type="percentage" office:value="0.125">
            <text:p>12,50%</text:p>
          </table:table-cell>
          <table:table-cell table:formula="of:=[.E10]/[.E3]" office:value-type="percentage" office:value="0.769230769230769">
            <text:p>76,92%</text:p>
          </table:table-cell>
        </table:table-row>
        <table:table-row table:style-name="ro2">
          <table:table-cell/>
          <table:table-cell office:value-type="float" office:value="119.3">
            <text:p>119,3</text:p>
          </table:table-cell>
          <table:table-cell office:value-type="float" office:value="50.4">
            <text:p>50,4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/>
          <table:table-cell table:formula="of:=[.B11]/[.B4]" office:value-type="percentage" office:value="0.728772144166158">
            <text:p>72,88%</text:p>
          </table:table-cell>
          <table:table-cell table:formula="of:=[.C11]/[.C4]" office:value-type="percentage" office:value="1.68561872909699">
            <text:p>168,56%</text:p>
          </table:table-cell>
          <table:table-cell table:formula="of:=[.D11]/[.D4]" office:value-type="percentage" office:value="0.0707964601769911">
            <text:p>7,08%</text:p>
          </table:table-cell>
          <table:table-cell table:formula="of:=[.E11]/[.E4]" office:value-type="percentage" office:value="0.995327102803738">
            <text:p>99,53%</text:p>
          </table:table-cell>
        </table:table-row>
        <table:table-row table:style-name="ro2">
          <table:table-cell/>
          <table:table-cell office:value-type="float" office:value="158.2">
            <text:p>158,2</text:p>
          </table:table-cell>
          <table:table-cell office:value-type="float" office:value="75.97">
            <text:p>75,97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/>
          <table:table-cell table:formula="of:=[.B12]/[.B5]" office:value-type="percentage" office:value="0.728696453247351">
            <text:p>72,87%</text:p>
          </table:table-cell>
          <table:table-cell table:formula="of:=[.C12]/[.C5]" office:value-type="percentage" office:value="1.17237654320988">
            <text:p>117,24%</text:p>
          </table:table-cell>
          <table:table-cell table:formula="of:=[.D12]/[.D5]" office:value-type="percentage" office:value="0.123711340206186">
            <text:p>12,37%</text:p>
          </table:table-cell>
          <table:table-cell table:formula="of:=[.E12]/[.E5]" office:value-type="percentage" office:value="0.967418546365915">
            <text:p>96,74%</text:p>
          </table:table-cell>
        </table:table-row>
        <table:table-row table:style-name="ro2">
          <table:table-cell/>
          <table:table-cell office:value-type="float" office:value="233.6">
            <text:p>233,6</text:p>
          </table:table-cell>
          <table:table-cell office:value-type="float" office:value="84.5">
            <text:p>84,5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/>
          <table:table-cell table:formula="of:=[.B13]/[.B6]" office:value-type="percentage" office:value="0.822535211267606">
            <text:p>82,25%</text:p>
          </table:table-cell>
          <table:table-cell table:formula="of:=[.C13]/[.C6]" office:value-type="percentage" office:value="1.2158273381295">
            <text:p>121,58%</text:p>
          </table:table-cell>
          <table:table-cell table:formula="of:=[.D13]/[.D6]" office:value-type="percentage" office:value="0.046875">
            <text:p>4,69%</text:p>
          </table:table-cell>
          <table:table-cell table:formula="of:=[.E13]/[.E6]" office:value-type="percentage" office:value="0.956120092378753">
            <text:p>95,61%</text:p>
          </table:table-cell>
        </table:table-row>
        <table:table-row table:style-name="ro2">
          <table:table-cell/>
          <table:table-cell office:value-type="float" office:value="151.6">
            <text:p>151,6</text:p>
          </table:table-cell>
          <table:table-cell office:value-type="float" office:value="72.6">
            <text:p>72,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/>
          <table:table-cell table:formula="of:=[.B14]/[.B7]" office:value-type="percentage" office:value="0.671985815602837">
            <text:p>67,20%</text:p>
          </table:table-cell>
          <table:table-cell table:formula="of:=[.C14]/[.C7]" office:value-type="percentage" office:value="1.7621359223301">
            <text:p>176,21%</text:p>
          </table:table-cell>
          <table:table-cell table:formula="of:=[.D14]/[.D7]" office:value-type="percentage" office:value="0.0952380952380952">
            <text:p>9,52%</text:p>
          </table:table-cell>
          <table:table-cell table:formula="of:=[.E14]/[.E7]" office:value-type="percentage" office:value="0.996632996632997">
            <text:p>99,66%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rest daytime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2">
          <table:table-cell/>
          <table:table-cell office:value-type="float" office:value="71.97">
            <text:p>71,97</text:p>
          </table:table-cell>
          <table:table-cell office:value-type="float" office:value="31.87">
            <text:p>31,87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/>
          <table:table-cell table:formula="of:=[.B17]/[.B3]" office:value-type="percentage" office:value="0.850709219858156">
            <text:p>85,07%</text:p>
          </table:table-cell>
          <table:table-cell table:formula="of:=[.C17]/[.C3]" office:value-type="percentage" office:value="0.890223463687151">
            <text:p>89,02%</text:p>
          </table:table-cell>
          <table:table-cell table:formula="of:=[.D17]/[.D3]" office:value-type="percentage" office:value="0.75">
            <text:p>75,00%</text:p>
          </table:table-cell>
          <table:table-cell table:formula="of:=[.E17]/[.E3]" office:value-type="percentage" office:value="0.946745562130177">
            <text:p>94,67%</text:p>
          </table:table-cell>
        </table:table-row>
        <table:table-row table:style-name="ro2">
          <table:table-cell/>
          <table:table-cell office:value-type="float" office:value="147.35">
            <text:p>147,35</text:p>
          </table:table-cell>
          <table:table-cell office:value-type="float" office:value="31.98">
            <text:p>31,98</text:p>
          </table:table-cell>
          <table:table-cell office:value-type="float" office:value="58">
            <text:p>58</text:p>
          </table:table-cell>
          <table:table-cell office:value-type="float" office:value="214">
            <text:p>214</text:p>
          </table:table-cell>
          <table:table-cell/>
          <table:table-cell table:formula="of:=[.B18]/[.B4]" office:value-type="percentage" office:value="0.900122174709835">
            <text:p>90,01%</text:p>
          </table:table-cell>
          <table:table-cell table:formula="of:=[.C18]/[.C4]" office:value-type="percentage" office:value="1.0695652173913">
            <text:p>106,96%</text:p>
          </table:table-cell>
          <table:table-cell table:formula="of:=[.D18]/[.D4]" office:value-type="percentage" office:value="0.513274336283186">
            <text:p>51,33%</text:p>
          </table:table-cell>
          <table:table-cell table:formula="of:=[.E18]/[.E4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198.4">
            <text:p>198,4</text:p>
          </table:table-cell>
          <table:table-cell office:value-type="float" office:value="70.96">
            <text:p>70,96</text:p>
          </table:table-cell>
          <table:table-cell office:value-type="float" office:value="91">
            <text:p>91</text:p>
          </table:table-cell>
          <table:table-cell office:value-type="float" office:value="399">
            <text:p>399</text:p>
          </table:table-cell>
          <table:table-cell/>
          <table:table-cell table:formula="of:=[.B19]/[.B5]" office:value-type="percentage" office:value="0.913864578535237">
            <text:p>91,39%</text:p>
          </table:table-cell>
          <table:table-cell table:formula="of:=[.C19]/[.C5]" office:value-type="percentage" office:value="1.09506172839506">
            <text:p>109,51%</text:p>
          </table:table-cell>
          <table:table-cell table:formula="of:=[.D19]/[.D5]" office:value-type="percentage" office:value="0.938144329896907">
            <text:p>93,81%</text:p>
          </table:table-cell>
          <table:table-cell table:formula="of:=[.E19]/[.E5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74.96">
            <text:p>274,96</text:p>
          </table:table-cell>
          <table:table-cell office:value-type="float" office:value="70.78">
            <text:p>70,78</text:p>
          </table:table-cell>
          <table:table-cell office:value-type="float" office:value="54">
            <text:p>54</text:p>
          </table:table-cell>
          <table:table-cell office:value-type="float" office:value="433">
            <text:p>433</text:p>
          </table:table-cell>
          <table:table-cell/>
          <table:table-cell table:formula="of:=[.B20]/[.B6]" office:value-type="percentage" office:value="0.968169014084507">
            <text:p>96,82%</text:p>
          </table:table-cell>
          <table:table-cell table:formula="of:=[.C20]/[.C6]" office:value-type="percentage" office:value="1.01841726618705">
            <text:p>101,84%</text:p>
          </table:table-cell>
          <table:table-cell table:formula="of:=[.D20]/[.D6]" office:value-type="percentage" office:value="0.84375">
            <text:p>84,38%</text:p>
          </table:table-cell>
          <table:table-cell table:formula="of:=[.E20]/[.E6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05.8">
            <text:p>205,8</text:p>
          </table:table-cell>
          <table:table-cell office:value-type="float" office:value="50.08">
            <text:p>50,08</text:p>
          </table:table-cell>
          <table:table-cell office:value-type="float" office:value="45">
            <text:p>45</text:p>
          </table:table-cell>
          <table:table-cell office:value-type="float" office:value="297">
            <text:p>297</text:p>
          </table:table-cell>
          <table:table-cell/>
          <table:table-cell table:formula="of:=[.B21]/[.B7]" office:value-type="percentage" office:value="0.912234042553192">
            <text:p>91,22%</text:p>
          </table:table-cell>
          <table:table-cell table:formula="of:=[.C21]/[.C7]" office:value-type="percentage" office:value="1.21553398058252">
            <text:p>121,55%</text:p>
          </table:table-cell>
          <table:table-cell table:formula="of:=[.D21]/[.D7]" office:value-type="percentage" office:value="0.714285714285714">
            <text:p>71,43%</text:p>
          </table:table-cell>
          <table:table-cell table:formula="of:=[.E21]/[.E7]" office:value-type="percentage" office:value="1">
            <text:p>100,00%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rst colidx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2">
          <table:table-cell/>
          <table:table-cell office:value-type="float" office:value="84.6">
            <text:p>84,6</text:p>
          </table:table-cell>
          <table:table-cell office:value-type="float" office:value="35.8">
            <text:p>35,8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/>
          <table:table-cell table:formula="of:=[.B24]/[.B3]" office:value-type="percentage" office:value="1">
            <text:p>100,00%</text:p>
          </table:table-cell>
          <table:table-cell table:formula="of:=[.C24]/[.C3]" office:value-type="percentage" office:value="1">
            <text:p>100,00%</text:p>
          </table:table-cell>
          <table:table-cell table:formula="of:=[.D24]/[.D3]" office:value-type="percentage" office:value="1">
            <text:p>100,00%</text:p>
          </table:table-cell>
          <table:table-cell table:formula="of:=[.E24]/[.E3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163.7">
            <text:p>163,7</text:p>
          </table:table-cell>
          <table:table-cell office:value-type="float" office:value="29.9">
            <text:p>29,9</text:p>
          </table:table-cell>
          <table:table-cell office:value-type="float" office:value="113">
            <text:p>113</text:p>
          </table:table-cell>
          <table:table-cell office:value-type="float" office:value="214">
            <text:p>214</text:p>
          </table:table-cell>
          <table:table-cell/>
          <table:table-cell table:formula="of:=[.B25]/[.B4]" office:value-type="percentage" office:value="1">
            <text:p>100,00%</text:p>
          </table:table-cell>
          <table:table-cell table:formula="of:=[.C25]/[.C4]" office:value-type="percentage" office:value="1">
            <text:p>100,00%</text:p>
          </table:table-cell>
          <table:table-cell table:formula="of:=[.D25]/[.D4]" office:value-type="percentage" office:value="1">
            <text:p>100,00%</text:p>
          </table:table-cell>
          <table:table-cell table:formula="of:=[.E25]/[.E4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15.6">
            <text:p>215,6</text:p>
          </table:table-cell>
          <table:table-cell office:value-type="float" office:value="65.4">
            <text:p>65,4</text:p>
          </table:table-cell>
          <table:table-cell office:value-type="float" office:value="97">
            <text:p>97</text:p>
          </table:table-cell>
          <table:table-cell office:value-type="float" office:value="399">
            <text:p>399</text:p>
          </table:table-cell>
          <table:table-cell/>
          <table:table-cell table:formula="of:=[.B26]/[.B5]" office:value-type="percentage" office:value="0.993090741593736">
            <text:p>99,31%</text:p>
          </table:table-cell>
          <table:table-cell table:formula="of:=[.C26]/[.C5]" office:value-type="percentage" office:value="1.00925925925926">
            <text:p>100,93%</text:p>
          </table:table-cell>
          <table:table-cell table:formula="of:=[.D26]/[.D5]" office:value-type="percentage" office:value="1">
            <text:p>100,00%</text:p>
          </table:table-cell>
          <table:table-cell table:formula="of:=[.E26]/[.E5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75.4">
            <text:p>275,4</text:p>
          </table:table-cell>
          <table:table-cell office:value-type="float" office:value="67.8">
            <text:p>67,8</text:p>
          </table:table-cell>
          <table:table-cell office:value-type="float" office:value="61">
            <text:p>61</text:p>
          </table:table-cell>
          <table:table-cell office:value-type="float" office:value="421">
            <text:p>421</text:p>
          </table:table-cell>
          <table:table-cell/>
          <table:table-cell table:formula="of:=[.B27]/[.B6]" office:value-type="percentage" office:value="0.969718309859155">
            <text:p>96,97%</text:p>
          </table:table-cell>
          <table:table-cell table:formula="of:=[.C27]/[.C6]" office:value-type="percentage" office:value="0.975539568345324">
            <text:p>97,55%</text:p>
          </table:table-cell>
          <table:table-cell table:formula="of:=[.D27]/[.D6]" office:value-type="percentage" office:value="0.953125">
            <text:p>95,31%</text:p>
          </table:table-cell>
          <table:table-cell table:formula="of:=[.E27]/[.E6]" office:value-type="percentage" office:value="0.972286374133949">
            <text:p>97,23%</text:p>
          </table:table-cell>
        </table:table-row>
        <table:table-row table:style-name="ro2">
          <table:table-cell/>
          <table:table-cell office:value-type="float" office:value="219.4">
            <text:p>219,4</text:p>
          </table:table-cell>
          <table:table-cell office:value-type="float" office:value="49.86">
            <text:p>49,86</text:p>
          </table:table-cell>
          <table:table-cell office:value-type="float" office:value="28">
            <text:p>28</text:p>
          </table:table-cell>
          <table:table-cell office:value-type="float" office:value="297">
            <text:p>297</text:p>
          </table:table-cell>
          <table:table-cell/>
          <table:table-cell table:formula="of:=[.B28]/[.B7]" office:value-type="percentage" office:value="0.972517730496454">
            <text:p>97,25%</text:p>
          </table:table-cell>
          <table:table-cell table:formula="of:=[.C28]/[.C7]" office:value-type="percentage" office:value="1.21019417475728">
            <text:p>121,02%</text:p>
          </table:table-cell>
          <table:table-cell table:formula="of:=[.D28]/[.D7]" office:value-type="percentage" office:value="0.444444444444444">
            <text:p>44,44%</text:p>
          </table:table-cell>
          <table:table-cell table:formula="of:=[.E28]/[.E7]" office:value-type="percentage" office:value="1">
            <text:p>100,00%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rest exptime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2">
          <table:table-cell/>
          <table:table-cell office:value-type="float" office:value="81.67">
            <text:p>81,67</text:p>
          </table:table-cell>
          <table:table-cell office:value-type="float" office:value="35.3">
            <text:p>35,3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/>
          <table:table-cell table:formula="of:=[.B31]/[.B3]" office:value-type="percentage" office:value="0.965366430260047">
            <text:p>96,54%</text:p>
          </table:table-cell>
          <table:table-cell table:formula="of:=[.C31]/[.C3]" office:value-type="percentage" office:value="0.986033519553073">
            <text:p>98,60%</text:p>
          </table:table-cell>
          <table:table-cell table:formula="of:=[.D31]/[.D3]" office:value-type="percentage" office:value="1">
            <text:p>100,00%</text:p>
          </table:table-cell>
          <table:table-cell table:formula="of:=[.E31]/[.E3]" office:value-type="percentage" office:value="0.988165680473373">
            <text:p>98,82%</text:p>
          </table:table-cell>
        </table:table-row>
        <table:table-row table:style-name="ro2">
          <table:table-cell/>
          <table:table-cell office:value-type="float" office:value="162.79">
            <text:p>162,79</text:p>
          </table:table-cell>
          <table:table-cell office:value-type="float" office:value="30.07">
            <text:p>30,07</text:p>
          </table:table-cell>
          <table:table-cell office:value-type="float" office:value="113">
            <text:p>113</text:p>
          </table:table-cell>
          <table:table-cell office:value-type="float" office:value="214">
            <text:p>214</text:p>
          </table:table-cell>
          <table:table-cell/>
          <table:table-cell table:formula="of:=[.B32]/[.B4]" office:value-type="percentage" office:value="0.994441050702505">
            <text:p>99,44%</text:p>
          </table:table-cell>
          <table:table-cell table:formula="of:=[.C32]/[.C4]" office:value-type="percentage" office:value="1.0056856187291">
            <text:p>100,57%</text:p>
          </table:table-cell>
          <table:table-cell table:formula="of:=[.D32]/[.D4]" office:value-type="percentage" office:value="1">
            <text:p>100,00%</text:p>
          </table:table-cell>
          <table:table-cell table:formula="of:=[.E32]/[.E4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12.78">
            <text:p>212,78</text:p>
          </table:table-cell>
          <table:table-cell office:value-type="float" office:value="64.47">
            <text:p>64,47</text:p>
          </table:table-cell>
          <table:table-cell office:value-type="float" office:value="95">
            <text:p>95</text:p>
          </table:table-cell>
          <table:table-cell office:value-type="float" office:value="395">
            <text:p>395</text:p>
          </table:table-cell>
          <table:table-cell/>
          <table:table-cell table:formula="of:=[.B33]/[.B5]" office:value-type="percentage" office:value="0.980101335789959">
            <text:p>98,01%</text:p>
          </table:table-cell>
          <table:table-cell table:formula="of:=[.C33]/[.C5]" office:value-type="percentage" office:value="0.994907407407407">
            <text:p>99,49%</text:p>
          </table:table-cell>
          <table:table-cell table:formula="of:=[.D33]/[.D5]" office:value-type="percentage" office:value="0.979381443298969">
            <text:p>97,94%</text:p>
          </table:table-cell>
          <table:table-cell table:formula="of:=[.E33]/[.E5]" office:value-type="percentage" office:value="0.989974937343358">
            <text:p>99,00%</text:p>
          </table:table-cell>
        </table:table-row>
        <table:table-row table:style-name="ro2">
          <table:table-cell/>
          <table:table-cell office:value-type="float" office:value="283.99">
            <text:p>283,99</text:p>
          </table:table-cell>
          <table:table-cell office:value-type="float" office:value="69.5">
            <text:p>69,5</text:p>
          </table:table-cell>
          <table:table-cell office:value-type="float" office:value="64">
            <text:p>64</text:p>
          </table:table-cell>
          <table:table-cell office:value-type="float" office:value="433">
            <text:p>433</text:p>
          </table:table-cell>
          <table:table-cell/>
          <table:table-cell table:formula="of:=[.B34]/[.B6]" office:value-type="percentage" office:value="0.999964788732394">
            <text:p>100,00%</text:p>
          </table:table-cell>
          <table:table-cell table:formula="of:=[.C34]/[.C6]" office:value-type="percentage" office:value="1">
            <text:p>100,00%</text:p>
          </table:table-cell>
          <table:table-cell table:formula="of:=[.D34]/[.D6]" office:value-type="percentage" office:value="1">
            <text:p>100,00%</text:p>
          </table:table-cell>
          <table:table-cell table:formula="of:=[.E34]/[.E6]" office:value-type="percentage" office:value="1">
            <text:p>100,00%</text:p>
          </table:table-cell>
        </table:table-row>
        <table:table-row table:style-name="ro2">
          <table:table-cell/>
          <table:table-cell office:value-type="float" office:value="225.59">
            <text:p>225,59</text:p>
          </table:table-cell>
          <table:table-cell office:value-type="float" office:value="41.2">
            <text:p>41,2</text:p>
          </table:table-cell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/>
          <table:table-cell table:formula="of:=[.B35]/[.B7]" office:value-type="percentage" office:value="0.999955673758865">
            <text:p>100,00%</text:p>
          </table:table-cell>
          <table:table-cell table:formula="of:=[.C35]/[.C7]" office:value-type="percentage" office:value="1">
            <text:p>100,00%</text:p>
          </table:table-cell>
          <table:table-cell table:formula="of:=[.D35]/[.D7]" office:value-type="percentage" office:value="1">
            <text:p>100,00%</text:p>
          </table:table-cell>
          <table:table-cell table:formula="of:=[.E35]/[.E7]" office:value-type="percentage" office:value="1">
            <text:p>100,00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1:5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22T10:58:50.29</meta:creation-date>
    <dc:date>2018-02-22T11:52:23.36</dc:date>
    <dc:creator>NOVAC_Eval DOAS</dc:creator>
    <meta:editing-duration>PT8M</meta:editing-duration>
    <meta:editing-cycles>1</meta:editing-cycles>
    <meta:document-statistic meta:table-count="3" meta:cell-count="226" meta:object-count="0"/>
    <meta:generator>OpenOffice/4.1.3$Win32 OpenOffice.org_project/413m1$Build-9783</meta:generator>
  </office:meta>
</office:document-meta>
</file>